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1ee" officeooo:paragraph-rsid="001681e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681ee" officeooo:paragraph-rsid="001681ee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1681ee" officeooo:paragraph-rsid="001681ee"/>
    </style:style>
    <style:style style:name="P4" style:family="paragraph" style:parent-style-name="Text_20_body">
      <style:text-properties officeooo:rsid="0017e78d" officeooo:paragraph-rsid="0017e78d"/>
    </style:style>
    <style:style style:name="P5" style:family="paragraph" style:parent-style-name="Text_20_body">
      <style:text-properties officeooo:rsid="001cf0e8" officeooo:paragraph-rsid="001cf0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81ee" style:font-weight-asian="bold" style:font-weight-complex="bold"/>
    </style:style>
    <style:style style:name="T3" style:family="text">
      <style:text-properties fo:font-weight="bold" officeooo:rsid="0017e78d" style:font-weight-asian="bold" style:font-weight-complex="bold"/>
    </style:style>
    <style:style style:name="T4" style:family="text">
      <style:text-properties fo:font-weight="bold" officeooo:rsid="001cf0e8" style:font-weight-asian="bold" style:font-weight-complex="bold"/>
    </style:style>
    <style:style style:name="T5" style:family="text">
      <style:text-properties fo:font-weight="bold" officeooo:rsid="001d5ad2" style:font-weight-asian="bold" style:font-weight-complex="bold"/>
    </style:style>
    <style:style style:name="T6" style:family="text">
      <style:text-properties fo:font-weight="bold" officeooo:rsid="002008b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81ee" style:font-weight-asian="normal" style:font-weight-complex="normal"/>
    </style:style>
    <style:style style:name="T9" style:family="text">
      <style:text-properties fo:font-weight="normal" officeooo:rsid="001ad921" style:font-weight-asian="normal" style:font-weight-complex="normal"/>
    </style:style>
    <style:style style:name="T10" style:family="text">
      <style:text-properties fo:font-weight="normal" officeooo:rsid="001cf0e8" style:font-weight-asian="normal" style:font-weight-complex="normal"/>
    </style:style>
    <style:style style:name="T11" style:family="text">
      <style:text-properties fo:font-weight="normal" officeooo:rsid="002008b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 игровой арены</text:p>
      <text:p text:style-name="P1"/>
      <text:p text:style-name="Text_20_body"><text:span text:style-name="T1">Арена</text:span> — игровой объект прямоугольной формы размера X*Y. Абстрактно представляет собой двумерный массив размерности X*Y объектов типа <text:span text:style-name="T1">ArenaItem </text:span><text:span text:style-name="T10">(или его наследников)</text:span>. Объекты подразделяются на <text:span text:style-name="T1">подвижные</text:span><text:span text:style-name="T7"> (бойцы, снаряды, и т. д.), </text:span><text:span text:style-name="T1">неподвижные </text:span><text:span text:style-name="T8">(особенности арены вида болот, песков) и </text:span><text:span text:style-name="T2">пустое место</text:span><text:span text:style-name="T8">. Менеджер боя инициализирует арену начальными условиями, согласно </text:span><text:span text:style-name="T2">карте арены</text:span><text:span text:style-name="T8">, после чего запускает процесс выполнения боя. В процессе выполнения боя менеджер поочередно(либо параллельно) вызывает исполняемый код бойцов, передавая им указатель на созданный объект типа Arena. Исполняемый код бойца способен </text:span><text:span text:style-name="T9">вызывать функции </text:span><text:span text:style-name="T10">Арены </text:span><text:span text:style-name="T9">и </text:span><text:span text:style-name="T8">читать все требуемые ему для работы значения и объекты.</text:span></text:p>
      <text:p text:style-name="P3"><text:span text:style-name="T7">API объекта типа Arena(будет совершенствоваться по мере разработки):</text:span></text:p>
      <text:p text:style-name="P3"><text:span text:style-name="T1">int GetArenaSizeX()</text:span><text:span text:style-name="T7"> - возвращает горизонтальный размер арены;</text:span></text:p>
      <text:p text:style-name="P3"><text:span text:style-name="T1">int GetArenaSizeY()</text:span><text:span text:style-name="T7"> - возвращает вертикальный размер арены;</text:span></text:p>
      <text:p text:style-name="P3"><text:span text:style-name="T1">int GetMaxAngle()</text:span><text:span text:style-name="T7"> - возвращает максимальный угол поворота;</text:span></text:p>
      <text:p text:style-name="P3"><text:span text:style-name="T1">int GetMaxMove()</text:span><text:span text:style-name="T7"> - возвращает максимальную величину перемещения;</text:span></text:p>
      <text:p text:style-name="P3"><text:span text:style-name="T1">vector* GetMovableItems() </text:span><text:span text:style-name="T7">- возвращает указатель на массив(вектор) подвижных объектов</text:span></text:p>
      <text:p text:style-name="P3"><text:span text:style-name="T1">vector* GetStati</text:span><text:span text:style-name="T5">с</text:span><text:span text:style-name="T1">Items() </text:span><text:span text:style-name="T7">- возвращает указатель на массив(вектор) неподвижных объектов</text:span></text:p>
      <text:p text:style-name="P3"><text:span text:style-name="T1">vector* GetArena</text:span><text:span text:style-name="T5">Items</text:span><text:span text:style-name="T1">(int X, int Y)</text:span><text:span text:style-name="T7"> — возвращает указатель на массив(вектор) объектов, расположенных в координатах X,Y. Следует понимать, что, как правило, объект занимает более одной точки и имеет какую-либо форму: прямоугольника, круга, эллипса, поэтому Арена вернет массив, состоящий из одного элемента в случае, если в указанные координаты попадает </text:span><text:span text:style-name="T1">тело объекта</text:span><text:span text:style-name="T7">, и массив из нескольких элементов, если в указанных координатах объект будет пересекаться с </text:span><text:span text:style-name="T1">рельефом арены</text:span><text:span text:style-name="T7">. </text:span><text:span text:style-name="T10">Под телом объекта в данном случае может пониматься и какая-либо пространственная способность, к примеру, облако яда или защитное поле.</text:span></text:p>
      <text:p text:style-name="P4"><text:span text:style-name="T7">Стоит отметить, что сама Арена ни при каких условиях не возвращает координаты расположенных на ней объектов. Каждый объект должен </text:span><text:span text:style-name="T10">сам </text:span><text:span text:style-name="T7">поддерживать метод </text:span><text:span text:style-name="T1">GetCoords()</text:span><text:span text:style-name="T7">, который всегда возвращает координаты </text:span><text:span text:style-name="T1">геометрического центра объе</text:span><text:span text:style-name="T4">к</text:span><text:span text:style-name="T1">та </text:span><text:span text:style-name="T7">и его угол </text:span><text:span text:style-name="T10">направления в градусах </text:span><text:span text:style-name="T7">относительно </text:span><text:span text:style-name="T1">оси Х</text:span><text:span text:style-name="T7">,</text:span><text:span text:style-name="T1"> </text:span><text:span text:style-name="T7">и метод </text:span><text:span text:style-name="T1">GetShape()</text:span><text:span text:style-name="T7">, который возвращает форму объекта в виде типизированной структуры, которую следует определить. </text:span></text:p>
      <text:p text:style-name="P4"><text:span text:style-name="T6">i</text:span><text:span text:style-name="T1">nt GetBattleTime() </text:span><text:span text:style-name="T7">- возвращает время в миллисекундах, прошедшее с момента инициализации Арены. Возможно использование этого </text:span><text:span text:style-name="T11">метода</text:span><text:span text:style-name="T7">, если объект ведет себя по-разному в разное время боя.</text:span></text:p>
      <text:p text:style-name="P4"/>
      <text:p text:style-name="P4"/>
      <text:p text:style-name="P4"/>
      <text:p text:style-name="P4"/>
      <text:p text:style-name="P5"><text:soft-page-break/><text:span text:style-name="T7">Все объекты класса </text:span><text:span text:style-name="T1">ArenaItem</text:span><text:span text:style-name="T7">, как указывалось выше, обязаны поддерживать методы </text:span><text:span text:style-name="T1">GetCoords()</text:span><text:span text:style-name="T7"> и </text:span><text:span text:style-name="T1">GetShape()</text:span><text:span text:style-name="T7">. Все </text:span><text:span text:style-name="T1">подвижные</text:span><text:span text:style-name="T7"> наследники класса обязаны поддерживать метод </text:span><text:span text:style-name="T1">GetAction(Arena* a)</text:span><text:span text:style-name="T7">. Это касается как собственно бойцов класса </text:span><text:span text:style-name="T1">Fighter</text:span><text:span text:style-name="T7">, так и выпущенных ими подвижных снарядов класса </text:span><text:span text:style-name="T1">Ammunition</text:span><text:span text:style-name="T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0:31:40.479869774</meta:creation-date>
    <dc:date>2016-01-26T01:27:38.218298346</dc:date>
    <meta:editing-duration>PT30M44S</meta:editing-duration>
    <meta:editing-cycles>9</meta:editing-cycles>
    <meta:generator>LibreOffice/4.3.3.2$Linux_x86 LibreOffice_project/430m0$Build-2</meta:generator>
    <meta:document-statistic meta:table-count="0" meta:image-count="0" meta:object-count="0" meta:page-count="2" meta:paragraph-count="13" meta:word-count="343" meta:character-count="2673" meta:non-whitespace-character-count="2339"/>
  </office:meta>
</office:document-meta>
</file>